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officeooo:paragraph-rsid="00088ef0"/>
    </style:style>
    <style:style style:name="P3" style:family="paragraph" style:parent-style-name="Text_20_body">
      <style:text-properties style:font-name="Liberation Serif" fo:font-weight="bold" officeooo:rsid="0008b26b" officeooo:paragraph-rsid="0008b26b" style:font-weight-asian="bold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20%" style:writing-mode="lr-tb"/>
      <style:text-properties fo:font-weight="normal"/>
    </style:style>
    <style:style style:name="P5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officeooo:paragraph-rsid="00088ef0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officeooo:paragraph-rsid="0008b26b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in" fo:margin-bottom="0in" loext:contextual-spacing="false" fo:line-height="120%" style:writing-mode="lr-tb"/>
      <style:text-properties style:font-name="Liberation Serif" fo:font-size="12pt"/>
    </style:style>
    <style:style style:name="P12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08b26b" officeooo:paragraph-rsid="0008b26b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8b26b" style:text-blinking="false" fo:background-color="transparent" loext:char-shading-value="0" style:font-size-asian="12pt" style:font-size-complex="12pt"/>
    </style:style>
    <style:style style:name="T7" style:family="text">
      <style:text-properties officeooo:rsid="00088ef0"/>
    </style:style>
    <style:style style:name="T8" style:family="text">
      <style:text-properties officeooo:rsid="0008b26b"/>
    </style:style>
    <style:style style:name="T9" style:family="text">
      <style:text-properties officeooo:rsid="000aaf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0ff3323f-7fff-0567-b16e-838ba899884f"/><text:span text:style-name="T2">Name:</text:span><text:span text:style-name="T4"> </text:span><text:span text:style-name="T1">Wahaj Tahir <text:s text:c="23"/></text:span><text:span text:style-name="T2">ID:</text:span><text:span text:style-name="T4"> </text:span><text:span text:style-name="T1">P191673</text:span></text:p>
      <text:p text:style-name="P1"><text:line-break/></text:p>
      <text:p text:style-name="P5">Work sheet 7cs</text:p>
      <text:p text:style-name="Text_20_body"/>
      <text:p text:style-name="P6">According 7c’s correct the following Sentences:</text:p>
      <text:p text:style-name="Text_20_body"/>
      <text:p text:style-name="P6">She is both my friend and lives in the neighborhood.</text:p>
      <text:p text:style-name="Text_20_body"/>
      <text:p text:style-name="P10">She is <text:span text:style-name="T8">both</text:span> my friend and <text:s/>neighbo<text:span text:style-name="T8">r.</text:span></text:p>
      <text:p text:style-name="Text_20_body"/>
      <text:p text:style-name="P6">After proofreading every word, the memo was ready to be signed.</text:p>
      <text:p text:style-name="Text_20_body"/>
      <text:p text:style-name="P10">After <text:span text:style-name="T8">proofreading</text:span>, the memo wa<text:span text:style-name="T9">s signed.</text:span></text:p>
      <text:p text:style-name="Text_20_body"/>
      <text:p text:style-name="P6">Ahmad, when he first saw the bull pawing the ground, ran.</text:p>
      <text:p text:style-name="P11"><text:span text:style-name="T5">Ahmad </text:span><text:span text:style-name="T6">ran</text:span><text:span text:style-name="T5">, when he <text:s/>saw the bull pawing the ground.</text:span></text:p>
      <text:p text:style-name="P10"/>
      <text:p text:style-name="P6">It may be possible that sometime in the near future the situation is likely to improve.</text:p>
      <text:p text:style-name="P3">The situation could improve in future.</text:p>
      <text:p text:style-name="P6">You neglected to send us the size so the order can not be completed.</text:p>
      <text:p text:style-name="Text_20_body"/>
      <text:p text:style-name="P14">The order was canceled due to the fact that certain details pertaining to the size of the product were not mentioned.</text:p>
      <text:p text:style-name="P9">.</text:p>
      <text:p text:style-name="P12">Rough work is mandatory:</text:p>
      <text:p text:style-name="P2"><text:line-break/><text:span text:style-name="T3">She is my friend and She lives in my neighborhood.</text:span></text:p>
      <text:p text:style-name="P8">After finding mistakes in every word, the memo was…..</text:p>
      <text:p text:style-name="P7">After finding mistakes in every word, the memo was ready to be signed.</text:p>
      <text:p text:style-name="P7">Ahmad, when he first saw the bull pawing the ground, he ran.</text:p>
      <text:p text:style-name="P7"><text:span text:style-name="T7">y</text:span>ou refuse to send us the size, So the order can not be complet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0:14:40.148857514</meta:creation-date>
    <dc:date>2021-03-17T11:38:48.001732989</dc:date>
    <meta:editing-duration>PT12M3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189" meta:character-count="1048" meta:non-whitespace-character-count="852"/>
  </office:meta>
</office:document-meta>
</file>